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serif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>
        <style:tab-stops>
          <style:tab-stop style:position="0.609cm"/>
        </style:tab-stops>
      </style:paragraph-properties>
    </style:style>
    <style:style style:name="P2" style:family="paragraph" style:parent-style-name="Text_20_body">
      <style:text-properties fo:background-color="#f5f5f5" loext:padding="0cm" loext:border="none"/>
    </style:style>
    <style:style style:name="P3" style:family="paragraph" style:parent-style-name="Text_20_body">
      <style:text-properties fo:font-weight="normal" fo:background-color="#f5f5f5" style:font-weight-asian="normal" style:font-weight-complex="normal" loext:padding="0cm" loext:border="none"/>
    </style:style>
    <style:style style:name="P4" style:family="paragraph" style:parent-style-name="Text_20_body">
      <style:text-properties fo:font-weight="normal" officeooo:paragraph-rsid="002c7055" fo:background-color="#f5f5f5" style:font-weight-asian="normal" style:font-weight-complex="normal" loext:padding="0cm" loext:border="none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background-color="#bbe33d" loext:padding="0cm" loext:border="none"/>
    </style:style>
    <style:style style:name="P7" style:family="paragraph" style:parent-style-name="Text_20_body" style:list-style-name="L1">
      <style:text-properties fo:background-color="#bbe33d" loext:padding="0cm" loext:border="none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fo:background-color="#bbe33d" loext:padding="0cm" loext:border="none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fo:background-color="#ebfff0" loext:padding="0cm" loext:border="none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2">
      <style:paragraph-properties fo:margin-top="0cm" fo:margin-bottom="0cm" style:contextual-spacing="false"/>
      <style:text-properties fo:background-color="#f5f5f5" loext:padding="0cm" loext:border="none"/>
    </style:style>
    <style:style style:name="P12" style:family="paragraph" style:parent-style-name="Text_20_body" style:list-style-name="L2">
      <style:text-properties fo:background-color="#f5f5f5" loext:padding="0cm" loext:border="none"/>
    </style:style>
    <style:style style:name="P13" style:family="paragraph" style:parent-style-name="Text_20_body" style:master-page-name="">
      <style:paragraph-properties style:page-number="auto"/>
      <style:text-properties fo:background-color="#f5f5f5" loext:padding="0cm" loext:border="none"/>
    </style:style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background-color="#f0f8ff" loext:char-shading-value="0" loext:padding="0cm" loext:border="none"/>
    </style:style>
    <style:style style:name="T2" style:family="text">
      <style:text-properties fo:background-color="#f5f5f5" loext:char-shading-value="0" loext:padding="0cm" loext:border="none"/>
    </style:style>
    <style:style style:name="T3" style:family="text">
      <style:text-properties fo:background-color="#ebfff0" loext:char-shading-value="0" loext:padding="0cm" loext:border="none"/>
    </style:style>
    <style:style style:name="T4" style:family="text">
      <style:text-properties style:use-window-font-color="true" loext:opacity="0%" fo:background-color="#bbe33d" loext:char-shading-value="0" loext:padding="0cm" loext:border="none"/>
    </style:style>
    <style:style style:name="T5" style:family="text">
      <style:text-properties fo:background-color="#bbe33d" loext:char-shading-value="0"/>
    </style:style>
    <style:style style:name="T6" style:family="text">
      <style:text-properties fo:background-color="#bbe33d" loext:char-shading-value="0" loext:padding="0cm" loext:border="none"/>
    </style:style>
    <style:style style:name="T7" style:family="text">
      <style:text-properties fo:background-color="#ff972f" loext:char-shading-value="0" loext:padding="0cm" loext:border="none"/>
    </style:style>
    <style:style style:name="T8" style:family="text">
      <style:text-properties style:font-name="monospace"/>
    </style:style>
    <style:style style:name="T9" style:family="text">
      <style:text-properties officeooo:rsid="002c705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1 = User.objects.create_user(username='Konstantin')</text:p>
      <text:p text:style-name="P2">a1 = Author.objects.create(user=u1)</text:p>
      <text:p text:style-name="P2">u2 = User.objects.create_user(username='Alexandr')</text:p>
      <text:p text:style-name="P2">a2 = Author.objects.create(user=u2)</text:p>
      <text:p text:style-name="P2">ca1 = Category.objects.create(category_type='News')</text:p>
      <text:p text:style-name="P2">&gt;&gt;&gt; ca2 = Category.objects.create(category_type='Sport')</text:p>
      <text:p text:style-name="P2">&gt;&gt;&gt; ca3 = Category.objects.create(category_type='Aducation')</text:p>
      <text:p text:style-name="P2">&gt;&gt;&gt; ca4 = Category.objects.create(category_type='Wethaer')</text:p>
      <text:p text:style-name="P2">po1 = Post.objects.create(author=a1, head='Sochi', text='Welcome Sochi. The best city in the whole world', post_type = 'NE')</text:p>
      <text:p text:style-name="P2">po1.category.add(ca1)</text:p>
      <text:p text:style-name="P2">po1.category.add(ca2)</text:p>
      <text:p text:style-name="P2">&gt;&gt;&gt; po2 = Post.objects.create(author=a1, head='Weather', text='The best city in the whole world', post_type = 'AR')</text:p>
      <text:p text:style-name="P2">&gt;&gt;&gt; po3 = Post.objects.create(author=a1, head='Palm', text='Palms are green', post_type = 'AR')</text:p>
      <text:p text:style-name="P2">&gt;&gt;&gt; po2.category.add(ca3)</text:p>
      <text:p text:style-name="P2">&gt;&gt;&gt; po3.category.add(ca4)</text:p>
      <text:p text:style-name="P2">po4 = Post.objects.create(author=a2, head='Sea', text='The best city in the whole world', post_type = 'AR')</text:p>
      <text:p text:style-name="P2">&gt;&gt;&gt; po4.category.add(ca4)</text:p>
      <text:p text:style-name="P2"><text:s/>com1 = Comment.objects.create(post=po1, user = u1, text = 'Great!!')</text:p>
      <text:p text:style-name="P2">&gt;&gt;&gt; com1 = Comment.objects.create(post=po1, user = u1, text = 'Great!!')</text:p>
      <text:p text:style-name="P2">&gt;&gt;&gt; com2 = Comment.objects.create(post=po1, user = u1, text = 'Exelent!!')</text:p>
      <text:p text:style-name="P2">&gt;&gt;&gt; com3 = Comment.objects.create(post=po2, user = u2, text = 'Exelent!!')</text:p>
      <text:p text:style-name="P2">&gt;&gt;&gt; com4 = Comment.objects.create(post=po3, user = u2, text = 'Gerat!!')</text:p>
      <text:p text:style-name="P2">com5 = Comment.objects.create(post=po4, user = u2, text = 'The best!!')</text:p>
      <text:p text:style-name="P2"/>
      <text:p text:style-name="P2">&gt;&gt;&gt; po1.like()</text:p>
      <text:p text:style-name="P2">&gt;&gt;&gt; a1.update_rating()</text:p>
      <text:p text:style-name="P2">&gt;&gt;&gt; com1.like()</text:p>
      <text:p text:style-name="P2">&gt;&gt;&gt; a1.update_rating()</text:p>
      <text:p text:style-name="P3">&gt;&gt;&gt; a1.rating</text:p>
      <text:p text:style-name="P4">a<text:span text:style-name="T9">2</text:span>.update_rating()</text:p>
      <text:p text:style-name="P4"><text:soft-page-break/>Author.objects.order_by('-rating').values('user__username', 'rating').first()</text:p>
      <text:p text:style-name="P4">Post.objects.order_by('-rating').values('time_in','author__user__username','head','text', <text:s/>'rating').first()</text:p>
      <text:p text:style-name="P4">Post.objects.order_by('-rating').first().preview()</text:p>
      <text:p text:style-name="P4">post_best = Post.objects.order_by('-rating').first() comments_post_best = Comment.objects.filter(post=post_best) comments_post_best.values('time_in', 'user__username', 'rating', 'text')</text:p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1:01:03.946491562</meta:creation-date>
    <dc:date>2024-02-04T17:21:44.960916610</dc:date>
    <meta:editing-duration>PT6H13M14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33" meta:word-count="176" meta:character-count="1911" meta:non-whitespace-character-count="1766"/>
  </office:meta>
</office:document-meta>
</file>